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  <style:text-properties style:text-position="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11" style:family="table-cell" style:parent-style-name="Pivot_20_Table_20_Category" style:data-style-name="N0">
      <style:table-cell-properties fo:border="0.99pt solid #000000"/>
      <style:text-properties style:text-position="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style:text-position="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  <style:text-properties style:text-position="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Value">
      <style:table-cell-properties fo:border-bottom="0.99pt solid #000000" fo:border-left="none" fo:border-right="none" fo:border-top="0.99pt solid #000000"/>
      <style:text-properties style:text-position="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  <style:text-properties style:text-position=""/>
    </style:style>
    <style:style style:name="ce22" style:family="table-cell" style:parent-style-name="Pivot_20_Table_20_Value">
      <style:table-cell-properties fo:border-bottom="0.99pt solid #000000" fo:border-left="none" fo:border-right="none" fo:border-top="none"/>
      <style:text-properties style:text-position=""/>
    </style:style>
    <style:style style:name="ce23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style:text-position=""/>
    </style:style>
    <style:style style:name="ce27" style:family="table-cell" style:parent-style-name="Pivot_20_Table_20_Result" style:data-style-name="N0">
      <style:table-cell-properties fo:border-bottom="2.01pt solid #000000" fo:border-left="none" fo:border-right="none" fo:border-top="0.99pt solid #000000"/>
      <style:text-properties style:text-position=""/>
    </style:style>
    <style:style style:name="ce28" style:family="table-cell" style:parent-style-name="Pivot_20_Table_20_Value" style:data-style-name="N0">
      <style:table-cell-properties fo:border-bottom="0.99pt solid #000000" fo:border-left="none" fo:border-right="none" fo:border-top="0.99pt solid #000000"/>
      <style:text-properties style:text-position="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0.99pt solid #000000"/>
      <style:text-properties style:text-position="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30" style:family="table-cell" style:parent-style-name="Pivot_20_Table_20_Value">
      <style:table-cell-properties fo:border-bottom="0.99pt solid #000000" fo:border-left="none" fo:border-right="0.99pt solid #000000" fo:border-top="none"/>
      <style:text-properties style:text-position=""/>
    </style:style>
    <style:style style:name="ce31" style:family="table-cell" style:parent-style-name="Pivot_20_Table_20_Value">
      <style:table-cell-properties fo:border-bottom="0.99pt solid #000000" fo:border-left="none" fo:border-right="0.99pt solid #000000" fo:border-top="0.99pt solid #000000"/>
      <style:text-properties style:text-position=""/>
    </style:style>
    <style:style style:name="ce32" style:family="table-cell" style:parent-style-name="Pivot_20_Table_20_Value">
      <style:table-cell-properties fo:border-bottom="none" fo:border-left="none" fo:border-right="0.99pt solid #000000" fo:border-top="0.99pt solid #000000"/>
      <style:text-properties style:text-position=""/>
    </style:style>
    <style:style style:name="ce33" style:family="table-cell" style:parent-style-name="Pivot_20_Table_20_Value" style:data-style-name="N0">
      <style:table-cell-properties fo:border-bottom="0.99pt solid #000000" fo:border-left="none" fo:border-right="0.99pt solid #000000" fo:border-top="none"/>
      <style:text-properties style:text-position=""/>
    </style:style>
    <style:style style:name="ce3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3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3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3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39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  <style:text-properties style:text-position="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  <style:text-properties style:text-position=""/>
    </style:style>
    <style:style style:name="ce8" style:family="table-cell" style:parent-style-name="Pivot_20_Table_20_Field">
      <style:table-cell-properties fo:border="0.99pt solid #000000"/>
      <style:text-properties style:text-position="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41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42" style:family="table-cell" style:parent-style-name="Pivot_20_Table_20_Category" style:data-style-name="N3">
      <style:table-cell-properties fo:border-bottom="0.99pt solid #000000" fo:border-left="0.99pt solid #000000" fo:border-right="none" fo:border-top="none"/>
      <style:text-properties style:text-position=""/>
    </style:style>
    <style:style style:name="ce43" style:family="table-cell" style:parent-style-name="Pivot_20_Table_20_Value" style:data-style-name="N3">
      <style:table-cell-properties fo:border-bottom="none" fo:border-left="0.99pt solid #000000" fo:border-right="none" fo:border-top="0.99pt solid #000000"/>
      <style:text-properties style:text-position=""/>
    </style:style>
    <style:style style:name="ce44" style:family="table-cell" style:parent-style-name="Pivot_20_Table_20_Value" style:data-style-name="N3">
      <style:table-cell-properties fo:border-bottom="0.99pt solid #000000" fo:border-left="0.99pt solid #000000" fo:border-right="none" fo:border-top="none"/>
      <style:text-properties style:text-position=""/>
    </style:style>
    <style:style style:name="ce45" style:family="table-cell" style:parent-style-name="Pivot_20_Table_20_Value" style:data-style-name="N3">
      <style:table-cell-properties fo:border-bottom="none" fo:border-left="none" fo:border-right="none" fo:border-top="0.99pt solid #000000"/>
      <style:text-properties style:text-position=""/>
    </style:style>
    <style:style style:name="ce46" style:family="table-cell" style:parent-style-name="Pivot_20_Table_20_Value" style:data-style-name="N3">
      <style:table-cell-properties fo:border-bottom="0.99pt solid #000000" fo:border-left="none" fo:border-right="none" fo:border-top="none"/>
      <style:text-properties style:text-position=""/>
    </style:style>
    <style:style style:name="ce47" style:family="table-cell" style:parent-style-name="Pivot_20_Table_20_Value" style:data-style-name="N3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ce48" style:family="table-cell" style:parent-style-name="Pivot_20_Table_20_Value" style:data-style-name="N3">
      <style:table-cell-properties fo:border-bottom="0.99pt solid #000000" fo:border-left="none" fo:border-right="none" fo:border-top="0.99pt solid #000000"/>
      <style:text-properties style:text-position=""/>
    </style:style>
    <style:style style:name="ce49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50" style:family="table-cell" style:parent-style-name="Default" style:data-style-name="N3">
      <style:text-properties style:text-position=""/>
    </style:style>
    <style:style style:name="ce51" style:family="table-cell" style:parent-style-name="Pivot_20_Table_20_Field" style:data-style-name="N11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52" style:family="table-cell" style:parent-style-name="Pivot_20_Table_20_Category" style:data-style-name="N11">
      <style:table-cell-properties fo:border-bottom="0.99pt solid #000000" fo:border-left="0.99pt solid #000000" fo:border-right="none" fo:border-top="none"/>
      <style:text-properties style:text-position=""/>
    </style:style>
    <style:style style:name="ce53" style:family="table-cell" style:parent-style-name="Pivot_20_Table_20_Value" style:data-style-name="N11">
      <style:table-cell-properties fo:border-bottom="none" fo:border-left="0.99pt solid #000000" fo:border-right="none" fo:border-top="0.99pt solid #000000"/>
      <style:text-properties style:text-position=""/>
    </style:style>
    <style:style style:name="ce54" style:family="table-cell" style:parent-style-name="Pivot_20_Table_20_Value" style:data-style-name="N11">
      <style:table-cell-properties fo:border-bottom="0.99pt solid #000000" fo:border-left="0.99pt solid #000000" fo:border-right="none" fo:border-top="none"/>
      <style:text-properties style:text-position=""/>
    </style:style>
    <style:style style:name="ce55" style:family="table-cell" style:parent-style-name="Pivot_20_Table_20_Value" style:data-style-name="N11">
      <style:table-cell-properties fo:border-bottom="0.99pt solid #000000" fo:border-left="none" fo:border-right="none" fo:border-top="none"/>
      <style:text-properties style:text-position=""/>
    </style:style>
    <style:style style:name="ce56" style:family="table-cell" style:parent-style-name="Pivot_20_Table_20_Value" style:data-style-name="N11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ce57" style:family="table-cell" style:parent-style-name="Pivot_20_Table_20_Value" style:data-style-name="N11">
      <style:table-cell-properties fo:border-bottom="0.99pt solid #000000" fo:border-left="none" fo:border-right="none" fo:border-top="0.99pt solid #000000"/>
      <style:text-properties style:text-position=""/>
    </style:style>
    <style:style style:name="ce58" style:family="table-cell" style:parent-style-name="Pivot_20_Table_20_Value" style:data-style-name="N11">
      <style:table-cell-properties fo:border-bottom="none" fo:border-left="none" fo:border-right="none" fo:border-top="0.99pt solid #000000"/>
      <style:text-properties style:text-position=""/>
    </style:style>
    <style:style style:name="ce59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60" style:family="table-cell" style:parent-style-name="Default" style:data-style-name="N11">
      <style:text-properties style:text-position=""/>
    </style:style>
    <style:style style:name="ce61" style:family="table-cell" style:parent-style-name="Pivot_20_Table_20_Corner" style:data-style-name="N3">
      <style:table-cell-properties fo:border-bottom="0.99pt solid #000000" fo:border-left="none" fo:border-right="none" fo:border-top="2.01pt solid #000000"/>
      <style:text-properties style:text-position=""/>
    </style:style>
    <style:style style:name="ce62" style:family="table-cell" style:parent-style-name="Pivot_20_Table_20_Category" style:data-style-name="N3">
      <style:table-cell-properties fo:border-bottom="0.99pt solid #000000" fo:border-left="none" fo:border-right="none" fo:border-top="none"/>
      <style:text-properties style:text-position=""/>
    </style:style>
    <style:style style:name="ce63" style:family="table-cell" style:parent-style-name="Pivot_20_Table_20_Result" style:data-style-name="N3">
      <style:table-cell-properties fo:border-bottom="2.01pt solid #000000" fo:border-left="none" fo:border-right="none" fo:border-top="0.99pt solid #000000"/>
      <style:text-properties style:text-position=""/>
    </style:style>
    <style:style style:name="ce64" style:family="table-cell" style:parent-style-name="Pivot_20_Table_20_Corner" style:data-style-name="N11">
      <style:table-cell-properties fo:border-bottom="0.99pt solid #000000" fo:border-left="none" fo:border-right="none" fo:border-top="2.01pt solid #000000"/>
      <style:text-properties style:text-position=""/>
    </style:style>
    <style:style style:name="ce65" style:family="table-cell" style:parent-style-name="Pivot_20_Table_20_Category" style:data-style-name="N11">
      <style:table-cell-properties fo:border-bottom="0.99pt solid #000000" fo:border-left="none" fo:border-right="none" fo:border-top="none"/>
      <style:text-properties style:text-position=""/>
    </style:style>
    <style:style style:name="ce66" style:family="table-cell" style:parent-style-name="Pivot_20_Table_20_Result" style:data-style-name="N11">
      <style:table-cell-properties fo:border-bottom="2.01pt solid #000000" fo:border-left="none" fo:border-right="none" fo:border-top="0.99pt solid #000000"/>
      <style:text-properties style:text-position=""/>
    </style:style>
    <style:style style:name="ce67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68" style:family="table-cell" style:parent-style-name="Pivot_20_Table_20_Title" style:data-style-name="N3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69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70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71" style:family="table-cell" style:parent-style-name="Pivot_20_Table_20_Result" style:data-style-name="N3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72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8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8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8" style:family="table-cell" style:parent-style-name="Pivot_20_Table_20_Field">
      <style:table-cell-properties fo:border="0.99pt solid #000000"/>
    </style:style>
    <style:style style:name="ce8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1" style:family="table-cell" style:parent-style-name="Pivot_20_Table_20_Category" style:data-style-name="N0">
      <style:table-cell-properties fo:border="0.99pt solid #000000"/>
    </style:style>
    <style:style style:name="ce9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7" style:family="table-cell" style:parent-style-name="Pivot_20_Table_20_Value">
      <style:table-cell-properties fo:border-bottom="none" fo:border-left="none" fo:border-right="none" fo:border-top="0.99pt solid #000000"/>
    </style:style>
    <style:style style:name="ce9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99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00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0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02" style:family="table-cell" style:parent-style-name="Pivot_20_Table_20_Value">
      <style:table-cell-properties fo:border-bottom="0.99pt solid #000000" fo:border-left="none" fo:border-right="none" fo:border-top="none"/>
    </style:style>
    <style:style style:name="ce10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0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0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0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1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1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11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1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1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1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19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1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122" style:family="table-cell" style:parent-style-name="Pivot_20_Table_20_Category" style:data-style-name="N3">
      <style:table-cell-properties fo:border-bottom="0.99pt solid #000000" fo:border-left="0.99pt solid #000000" fo:border-right="none" fo:border-top="none"/>
    </style:style>
    <style:style style:name="ce123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24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125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126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127" style:family="table-cell" style:parent-style-name="Pivot_20_Table_20_Value" style:data-style-name="N3">
      <style:table-cell-properties fo:border-bottom="0.99pt solid #000000" fo:border-left="0.99pt solid #000000" fo:border-right="none" fo:border-top="0.99pt solid #000000"/>
    </style:style>
    <style:style style:name="ce128" style:family="table-cell" style:parent-style-name="Pivot_20_Table_20_Value" style:data-style-name="N3">
      <style:table-cell-properties fo:border-bottom="0.99pt solid #000000" fo:border-left="none" fo:border-right="none" fo:border-top="0.99pt solid #000000"/>
    </style:style>
    <style:style style:name="ce129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130" style:family="table-cell" style:parent-style-name="Default" style:data-style-name="N3"/>
    <style:style style:name="ce131" style:family="table-cell" style:parent-style-name="Pivot_20_Table_20_Field" style:data-style-name="N11">
      <style:table-cell-properties fo:border-bottom="0.99pt solid #000000" fo:border-left="0.99pt solid #000000" fo:border-right="0.99pt solid #000000" fo:border-top="2.01pt solid #000000"/>
    </style:style>
    <style:style style:name="ce132" style:family="table-cell" style:parent-style-name="Pivot_20_Table_20_Category" style:data-style-name="N11">
      <style:table-cell-properties fo:border-bottom="0.99pt solid #000000" fo:border-left="0.99pt solid #000000" fo:border-right="none" fo:border-top="none"/>
    </style:style>
    <style:style style:name="ce133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34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35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136" style:family="table-cell" style:parent-style-name="Pivot_20_Table_20_Value" style:data-style-name="N11">
      <style:table-cell-properties fo:border-bottom="0.99pt solid #000000" fo:border-left="0.99pt solid #000000" fo:border-right="none" fo:border-top="0.99pt solid #000000"/>
    </style:style>
    <style:style style:name="ce137" style:family="table-cell" style:parent-style-name="Pivot_20_Table_20_Value" style:data-style-name="N11">
      <style:table-cell-properties fo:border-bottom="0.99pt solid #000000" fo:border-left="none" fo:border-right="none" fo:border-top="0.99pt solid #000000"/>
    </style:style>
    <style:style style:name="ce138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139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40" style:family="table-cell" style:parent-style-name="Default" style:data-style-name="N11"/>
    <style:style style:name="ce141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142" style:family="table-cell" style:parent-style-name="Pivot_20_Table_20_Category" style:data-style-name="N3">
      <style:table-cell-properties fo:border-bottom="0.99pt solid #000000" fo:border-left="none" fo:border-right="none" fo:border-top="none"/>
    </style:style>
    <style:style style:name="ce143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144" style:family="table-cell" style:parent-style-name="Pivot_20_Table_20_Corner" style:data-style-name="N11">
      <style:table-cell-properties fo:border-bottom="0.99pt solid #000000" fo:border-left="none" fo:border-right="none" fo:border-top="2.01pt solid #000000"/>
    </style:style>
    <style:style style:name="ce145" style:family="table-cell" style:parent-style-name="Pivot_20_Table_20_Category" style:data-style-name="N11">
      <style:table-cell-properties fo:border-bottom="0.99pt solid #000000" fo:border-left="none" fo:border-right="none" fo:border-top="none"/>
    </style:style>
    <style:style style:name="ce146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147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148" style:family="table-cell" style:parent-style-name="Pivot_20_Table_20_Title" style:data-style-name="N3">
      <style:table-cell-properties fo:border-bottom="0.99pt solid #000000" fo:border-left="0.99pt solid #000000" fo:border-right="2.01pt solid #000000" fo:border-top="0.99pt solid #000000"/>
    </style:style>
    <style:style style:name="ce149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150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151" style:family="table-cell" style:parent-style-name="Pivot_20_Table_20_Result" style:data-style-name="N3">
      <style:table-cell-properties fo:border-bottom="0.99pt solid #000000" fo:border-left="0.99pt solid #000000" fo:border-right="2.01pt solid #000000" fo:border-top="0.99pt solid #000000"/>
    </style:style>
    <style:style style:name="ce152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impsrcid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impr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table:formula="of:=VLOOKUP([.A2];[pub.B$2:.C$17];2)" office:value-type="string" office:string-value="PowerLinks(London)" calcext:value-type="string">
            <text:p>PowerLinks(London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603015" calcext:value-type="float">
            <text:p>29603015</text:p>
          </table:table-cell>
          <table:table-cell table:formula="of:=[.E2]+[.F2]" office:value-type="float" office:value="29603015" calcext:value-type="float">
            <text:p>29603015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table:formula="of:=VLOOKUP([.A3];[pub.B$2:.C$17];2)" office:value-type="string" office:string-value="TripleLift" calcext:value-type="string">
            <text:p>TripleLif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7724" calcext:value-type="float">
            <text:p>317724</text:p>
          </table:table-cell>
          <table:table-cell table:formula="of:=[.E3]+[.F3]" office:value-type="float" office:value="317724" calcext:value-type="float">
            <text:p>31772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table:formula="of:=VLOOKUP([.A4];[pub.B$2:.C$17];2)" office:value-type="string" office:string-value="NativeAds" calcext:value-type="string">
            <text:p>NativeAd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[.E4]+[.F4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table:formula="of:=VLOOKUP([.A5];[pub.B$2:.C$17];2)" office:value-type="string" office:string-value="NativeAds" calcext:value-type="string">
            <text:p>NativeAd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104" calcext:value-type="float">
            <text:p>44104</text:p>
          </table:table-cell>
          <table:table-cell table:formula="of:=[.E5]+[.F5]" office:value-type="float" office:value="44104" calcext:value-type="float">
            <text:p>4410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table:formula="of:=VLOOKUP([.A6];[pub.B$2:.C$17];2)" office:value-type="string" office:string-value="Revenue" calcext:value-type="string">
            <text:p>Revenu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8646" calcext:value-type="float">
            <text:p>708646</text:p>
          </table:table-cell>
          <table:table-cell table:formula="of:=[.E6]+[.F6]" office:value-type="float" office:value="708646" calcext:value-type="float">
            <text:p>708646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table:formula="of:=VLOOKUP([.A7];[pub.B$2:.C$17];2)" office:value-type="string" office:string-value="DistroScale" calcext:value-type="string">
            <text:p>DistroSc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7]+[.F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table:formula="of:=VLOOKUP([.A8];[pub.B$2:.C$17];2)" office:value-type="string" office:string-value="RTS-Adknowledge" calcext:value-type="string">
            <text:p>RTS-Adknowledg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563" calcext:value-type="float">
            <text:p>41563</text:p>
          </table:table-cell>
          <table:table-cell table:formula="of:=[.E8]+[.F8]" office:value-type="float" office:value="41563" calcext:value-type="float">
            <text:p>41563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table:formula="of:=VLOOKUP([.A9];[pub.B$2:.C$17];2)" office:value-type="string" office:string-value="My6Sense" calcext:value-type="string">
            <text:p>My6Sens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20188" calcext:value-type="float">
            <text:p>4220188</text:p>
          </table:table-cell>
          <table:table-cell table:formula="of:=[.E9]+[.F9]" office:value-type="float" office:value="4220188" calcext:value-type="float">
            <text:p>422018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table:formula="of:=VLOOKUP([.A10];[pub.B$2:.C$17];2)" office:value-type="string" office:string-value="AdsNative" calcext:value-type="string">
            <text:p>AdsNativ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8127" calcext:value-type="float">
            <text:p>438127</text:p>
          </table:table-cell>
          <table:table-cell table:formula="of:=[.E10]+[.F10]" office:value-type="float" office:value="438127" calcext:value-type="float">
            <text:p>438127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table:formula="of:=VLOOKUP([.A11];[pub.B$2:.C$17];2)" office:value-type="string" office:string-value="AdsNative" calcext:value-type="string">
            <text:p>AdsNativ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18124" calcext:value-type="float">
            <text:p>4418124</text:p>
          </table:table-cell>
          <table:table-cell table:formula="of:=[.E11]+[.F11]" office:value-type="float" office:value="4418124" calcext:value-type="float">
            <text:p>4418124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table:formula="of:=VLOOKUP([.A12];[pub.B$2:.C$17];2)" office:value-type="string" office:string-value="RTS-Connatix" calcext:value-type="string">
            <text:p>RTS-Connatix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9056" calcext:value-type="float">
            <text:p>4129056</text:p>
          </table:table-cell>
          <table:table-cell table:formula="of:=[.E12]+[.F12]" office:value-type="float" office:value="4129056" calcext:value-type="float">
            <text:p>4129056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table:formula="of:=VLOOKUP([.A13];[pub.B$2:.C$17];2)" office:value-type="string" office:string-value="AdsNative" calcext:value-type="string">
            <text:p>AdsNativ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4464" calcext:value-type="float">
            <text:p>3274464</text:p>
          </table:table-cell>
          <table:table-cell table:formula="of:=[.E13]+[.F13]" office:value-type="float" office:value="3274464" calcext:value-type="float">
            <text:p>327446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table:formula="of:=VLOOKUP([.A14];[pub.B$2:.C$17];2)" office:value-type="string" office:string-value="AdsNative" calcext:value-type="string">
            <text:p>AdsNativ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43394" calcext:value-type="float">
            <text:p>26043394</text:p>
          </table:table-cell>
          <table:table-cell table:formula="of:=[.E14]+[.F14]" office:value-type="float" office:value="26043394" calcext:value-type="float">
            <text:p>2604339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table:formula="of:=VLOOKUP([.A15];[pub.B$2:.C$17];2)" office:value-type="string" office:string-value="My6Sense" calcext:value-type="string">
            <text:p>My6Sen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E15]+[.F1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table:formula="of:=VLOOKUP([.A16];[pub.B$2:.C$17];2)" office:value-type="string" office:string-value="GumGum" calcext:value-type="string">
            <text:p>GumGum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387505" calcext:value-type="float">
            <text:p>20387505</text:p>
          </table:table-cell>
          <table:table-cell table:formula="of:=[.E16]+[.F16]" office:value-type="float" office:value="20387505" calcext:value-type="float">
            <text:p>20387505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table:formula="of:=VLOOKUP([.A17];[pub.B$2:.C$17];2)" office:value-type="string" office:string-value="TripleLift" calcext:value-type="string">
            <text:p>TripleLift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70438" calcext:value-type="float">
            <text:p>35770438</text:p>
          </table:table-cell>
          <table:table-cell table:formula="of:=[.E17]+[.F17]" office:value-type="float" office:value="35770438" calcext:value-type="float">
            <text:p>35770438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table:formula="of:=VLOOKUP([.A18];[pub.B$2:.C$17];2)" office:value-type="string" office:string-value="SmartyAds" calcext:value-type="string">
            <text:p>SmartyAd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4260" calcext:value-type="float">
            <text:p>804260</text:p>
          </table:table-cell>
          <table:table-cell table:formula="of:=[.E18]+[.F18]" office:value-type="float" office:value="804260" calcext:value-type="float">
            <text:p>80426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table:formula="of:=VLOOKUP([.A19];[pub.B$2:.C$17];2)" office:value-type="string" office:string-value="ShareThrough" calcext:value-type="string">
            <text:p>ShareThrough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37642" calcext:value-type="float">
            <text:p>10837642</text:p>
          </table:table-cell>
          <table:table-cell table:formula="of:=[.E19]+[.F19]" office:value-type="float" office:value="10837642" calcext:value-type="float">
            <text:p>1083764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table:formula="of:=VLOOKUP([.A20];[pub.B$2:.C$17];2)" office:value-type="string" office:string-value="NativeAds" calcext:value-type="string">
            <text:p>NativeAd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20]+[.F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table:formula="of:=VLOOKUP([.A21];[pub.B$2:.C$17];2)" office:value-type="string" office:string-value="SmartyAds" calcext:value-type="string">
            <text:p>SmartyAd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21]+[.F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table:formula="of:=VLOOKUP([.A22];[pub.B$2:.C$17];2)" office:value-type="string" office:string-value="RTS-Connatix" calcext:value-type="string">
            <text:p>RTS-Connatix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2]+[.F2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table:formula="of:=VLOOKUP([.A23];[pub.B$2:.C$17];2)" office:value-type="string" office:string-value="My6Sense" calcext:value-type="string">
            <text:p>My6Sen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 table:formula="of:=[.E23]+[.F23]"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table:formula="of:=VLOOKUP([.A24];[pub.B$2:.C$17];2)" office:value-type="string" office:string-value="AdsNative" calcext:value-type="string">
            <text:p>AdsNati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891" calcext:value-type="float">
            <text:p>24891</text:p>
          </table:table-cell>
          <table:table-cell office:value-type="float" office:value="0" calcext:value-type="float">
            <text:p>0</text:p>
          </table:table-cell>
          <table:table-cell table:formula="of:=[.E24]+[.F24]" office:value-type="float" office:value="24891" calcext:value-type="float">
            <text:p>2489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table:formula="of:=VLOOKUP([.A25];[pub.B$2:.C$17];2)" office:value-type="string" office:string-value="ShareThrough" calcext:value-type="string">
            <text:p>ShareThroug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278475" calcext:value-type="float">
            <text:p>84278475</text:p>
          </table:table-cell>
          <table:table-cell table:formula="of:=[.E25]+[.F25]" office:value-type="float" office:value="84278475" calcext:value-type="float">
            <text:p>84278475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table:formula="of:=VLOOKUP([.A26];[pub.B$2:.C$17];2)" office:value-type="string" office:string-value="PubNative" calcext:value-type="string">
            <text:p>PubNativ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116151" calcext:value-type="float">
            <text:p>29116151</text:p>
          </table:table-cell>
          <table:table-cell table:formula="of:=[.E26]+[.F26]" office:value-type="float" office:value="29116151" calcext:value-type="float">
            <text:p>29116151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table:formula="of:=VLOOKUP([.A27];[pub.B$2:.C$17];2)" office:value-type="string" office:string-value="Revenue" calcext:value-type="string">
            <text:p>Revenu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[.E27]+[.F27]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table:formula="of:=VLOOKUP([.A28];[pub.B$2:.C$17];2)" office:value-type="string" office:string-value="My6Sense" calcext:value-type="string">
            <text:p>My6Sens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946" calcext:value-type="float">
            <text:p>27946</text:p>
          </table:table-cell>
          <table:table-cell table:formula="of:=[.E28]+[.F28]" office:value-type="float" office:value="27946" calcext:value-type="float">
            <text:p>2794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table:formula="of:=VLOOKUP([.A29];[pub.B$2:.C$17];2)" office:value-type="string" office:string-value="RTS-Adknowledge" calcext:value-type="string">
            <text:p>RTS-Adknowledg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5839" calcext:value-type="float">
            <text:p>1245839</text:p>
          </table:table-cell>
          <table:table-cell table:formula="of:=[.E29]+[.F29]" office:value-type="float" office:value="1245839" calcext:value-type="float">
            <text:p>1245839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table:formula="of:=VLOOKUP([.A30];[pub.B$2:.C$17];2)" office:value-type="string" office:string-value="SmartyAds" calcext:value-type="string">
            <text:p>SmartyAd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E30]+[.F3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table:formula="of:=VLOOKUP([.A31];[pub.B$2:.C$17];2)" office:value-type="string" office:string-value="PowerLinks(London)" calcext:value-type="string">
            <text:p>PowerLinks(London)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56" calcext:value-type="float">
            <text:p>12156</text:p>
          </table:table-cell>
          <table:table-cell table:formula="of:=[.E31]+[.F31]" office:value-type="float" office:value="12156" calcext:value-type="float">
            <text:p>12156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table:formula="of:=VLOOKUP([.A32];[pub.B$2:.C$17];2)" office:value-type="string" office:string-value="RTS-Connatix" calcext:value-type="string">
            <text:p>RTS-Connat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table:formula="of:=[.E32]+[.F32]"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table:formula="of:=VLOOKUP([.A33];[pub.B$2:.C$17];2)" office:value-type="string" office:string-value="PubNative" calcext:value-type="string">
            <text:p>PubNativ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3340" calcext:value-type="float">
            <text:p>1043340</text:p>
          </table:table-cell>
          <table:table-cell table:formula="of:=[.E33]+[.F33]" office:value-type="float" office:value="1043340" calcext:value-type="float">
            <text:p>104334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table:formula="of:=VLOOKUP([.A34];[pub.B$2:.C$17];2)" office:value-type="string" office:string-value="PowerLinks(London)" calcext:value-type="string">
            <text:p>PowerLinks(London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645" calcext:value-type="float">
            <text:p>103645</text:p>
          </table:table-cell>
          <table:table-cell table:formula="of:=[.E34]+[.F34]" office:value-type="float" office:value="103645" calcext:value-type="float">
            <text:p>10364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table:formula="of:=VLOOKUP([.A35];[pub.B$2:.C$17];2)" office:value-type="string" office:string-value="AdsNative" calcext:value-type="string">
            <text:p>AdsNativ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1973" calcext:value-type="float">
            <text:p>271973</text:p>
          </table:table-cell>
          <table:table-cell office:value-type="float" office:value="0" calcext:value-type="float">
            <text:p>0</text:p>
          </table:table-cell>
          <table:table-cell table:formula="of:=[.E35]+[.F35]" office:value-type="float" office:value="271973" calcext:value-type="float">
            <text:p>271973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table:formula="of:=VLOOKUP([.A36];[pub.B$2:.C$17];2)" office:value-type="string" office:string-value="SmartyAds" calcext:value-type="string">
            <text:p>SmartyAd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table:formula="of:=[.E36]+[.F36]"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table:formula="of:=VLOOKUP([.A37];[pub.B$2:.C$17];2)" office:value-type="string" office:string-value="Revenue" calcext:value-type="string">
            <text:p>Revenu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202" calcext:value-type="float">
            <text:p>49202</text:p>
          </table:table-cell>
          <table:table-cell table:formula="of:=[.E37]+[.F37]" office:value-type="float" office:value="49202" calcext:value-type="float">
            <text:p>49202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table:formula="of:=VLOOKUP([.A38];[pub.B$2:.C$17];2)" office:value-type="string" office:string-value="PubNative" calcext:value-type="string">
            <text:p>PubNativ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table:formula="of:=[.E38]+[.F38]"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table:formula="of:=VLOOKUP([.A39];[pub.B$2:.C$17];2)" office:value-type="string" office:string-value="My6Sense" calcext:value-type="string">
            <text:p>My6Sens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E39]+[.F39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table:formula="of:=VLOOKUP([.A40];[pub.B$2:.C$17];2)" office:value-type="string" office:string-value="SmartyAds" calcext:value-type="string">
            <text:p>SmartyAd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E40]+[.F4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table:formula="of:=VLOOKUP([.A41];[pub.B$2:.C$17];2)" office:value-type="string" office:string-value="NativeAds" calcext:value-type="string">
            <text:p>NativeAd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628" calcext:value-type="float">
            <text:p>73628</text:p>
          </table:table-cell>
          <table:table-cell table:formula="of:=[.E41]+[.F41]" office:value-type="float" office:value="73628" calcext:value-type="float">
            <text:p>73628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table:formula="of:=VLOOKUP([.A42];[pub.B$2:.C$17];2)" office:value-type="string" office:string-value="My6Sense" calcext:value-type="string">
            <text:p>My6Sens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table:formula="of:=[.E42]+[.F42]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table:formula="of:=VLOOKUP([.A43];[pub.B$2:.C$17];2)" office:value-type="string" office:string-value="DistroScale" calcext:value-type="string">
            <text:p>DistroSc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E43]+[.F4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table:formula="of:=VLOOKUP([.A44];[pub.B$2:.C$17];2)" office:value-type="string" office:string-value="Revenue" calcext:value-type="string">
            <text:p>Revenu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614" calcext:value-type="float">
            <text:p>81614</text:p>
          </table:table-cell>
          <table:table-cell office:value-type="float" office:value="0" calcext:value-type="float">
            <text:p>0</text:p>
          </table:table-cell>
          <table:table-cell table:formula="of:=[.E44]+[.F44]" office:value-type="float" office:value="81614" calcext:value-type="float">
            <text:p>8161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table:formula="of:=VLOOKUP([.A45];[pub.B$2:.C$17];2)" office:value-type="string" office:string-value="AdsNative" calcext:value-type="string">
            <text:p>AdsNativ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[.E45]+[.F45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table:formula="of:=VLOOKUP([.A46];[pub.B$2:.C$17];2)" office:value-type="string" office:string-value="Revenue" calcext:value-type="string">
            <text:p>Revenu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8431" calcext:value-type="float">
            <text:p>738431</text:p>
          </table:table-cell>
          <table:table-cell table:formula="of:=[.E46]+[.F46]" office:value-type="float" office:value="738431" calcext:value-type="float">
            <text:p>738431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table:formula="of:=VLOOKUP([.A47];[pub.B$2:.C$17];2)" office:value-type="string" office:string-value="PubNative" calcext:value-type="string">
            <text:p>PubNativ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[.E47]+[.F47]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table:formula="of:=VLOOKUP([.A48];[pub.B$2:.C$17];2)" office:value-type="string" office:string-value="RTS-Connatix" calcext:value-type="string">
            <text:p>RTS-Connatix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8]+[.F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table:formula="of:=VLOOKUP([.A49];[pub.B$2:.C$17];2)" office:value-type="string" office:string-value="Revenue" calcext:value-type="string">
            <text:p>Revenu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[.E49]+[.F49]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table:formula="of:=VLOOKUP([.A50];[pub.B$2:.C$17];2)" office:value-type="string" office:string-value="GumGumNative" calcext:value-type="string">
            <text:p>GumGumNativ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64" calcext:value-type="float">
            <text:p>5164</text:p>
          </table:table-cell>
          <table:table-cell table:formula="of:=[.E50]+[.F50]"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table:formula="of:=VLOOKUP([.A51];[pub.B$2:.C$17];2)" office:value-type="string" office:string-value="GumGum" calcext:value-type="string">
            <text:p>GumGu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864" calcext:value-type="float">
            <text:p>38864</text:p>
          </table:table-cell>
          <table:table-cell office:value-type="float" office:value="0" calcext:value-type="float">
            <text:p>0</text:p>
          </table:table-cell>
          <table:table-cell table:formula="of:=[.E51]+[.F51]" office:value-type="float" office:value="38864" calcext:value-type="float">
            <text:p>3886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table:formula="of:=VLOOKUP([.A52];[pub.B$2:.C$17];2)" office:value-type="string" office:string-value="My6Sense" calcext:value-type="string">
            <text:p>My6Sens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0473" calcext:value-type="float">
            <text:p>560473</text:p>
          </table:table-cell>
          <table:table-cell table:formula="of:=[.E52]+[.F52]" office:value-type="float" office:value="560473" calcext:value-type="float">
            <text:p>56047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table:formula="of:=VLOOKUP([.A53];[pub.B$2:.C$17];2)" office:value-type="string" office:string-value="PowerLinks(London)" calcext:value-type="string">
            <text:p>PowerLinks(London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E53]+[.F53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table:formula="of:=VLOOKUP([.A54];[pub.B$2:.C$17];2)" office:value-type="string" office:string-value="RTS-Connatix" calcext:value-type="string">
            <text:p>RTS-Connatix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table:formula="of:=[.E54]+[.F5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table:formula="of:=VLOOKUP([.A55];[pub.B$2:.C$17];2)" office:value-type="string" office:string-value="SmartyAds" calcext:value-type="string">
            <text:p>SmartyAd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486" calcext:value-type="float">
            <text:p>57486</text:p>
          </table:table-cell>
          <table:table-cell table:formula="of:=[.E55]+[.F55]" office:value-type="float" office:value="57486" calcext:value-type="float">
            <text:p>57486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table:formula="of:=VLOOKUP([.A56];[pub.B$2:.C$17];2)" office:value-type="string" office:string-value="GumGumNative" calcext:value-type="string">
            <text:p>GumGumNativ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90153" calcext:value-type="float">
            <text:p>2790153</text:p>
          </table:table-cell>
          <table:table-cell table:formula="of:=[.E56]+[.F56]" office:value-type="float" office:value="2790153" calcext:value-type="float">
            <text:p>2790153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table:formula="of:=VLOOKUP([.A57];[pub.B$2:.C$17];2)" office:value-type="string" office:string-value="GumGum" calcext:value-type="string">
            <text:p>GumGum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7826" calcext:value-type="float">
            <text:p>197826</text:p>
          </table:table-cell>
          <table:table-cell table:formula="of:=[.E57]+[.F57]" office:value-type="float" office:value="197826" calcext:value-type="float">
            <text:p>197826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table:formula="of:=VLOOKUP([.A58];[pub.B$2:.C$17];2)" office:value-type="string" office:string-value="TripleLift" calcext:value-type="string">
            <text:p>TripleLif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84018" calcext:value-type="float">
            <text:p>4284018</text:p>
          </table:table-cell>
          <table:table-cell table:formula="of:=[.E58]+[.F58]" office:value-type="float" office:value="4284018" calcext:value-type="float">
            <text:p>4284018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table:formula="of:=VLOOKUP([.A59];[pub.B$2:.C$17];2)" office:value-type="string" office:string-value="DistroScale" calcext:value-type="string">
            <text:p>DistroSc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8333" calcext:value-type="float">
            <text:p>568333</text:p>
          </table:table-cell>
          <table:table-cell table:formula="of:=[.E59]+[.F59]" office:value-type="float" office:value="568333" calcext:value-type="float">
            <text:p>568333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table:formula="of:=VLOOKUP([.A60];[pub.B$2:.C$17];2)" office:value-type="string" office:string-value="DistroScale" calcext:value-type="string">
            <text:p>DistroSca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73302" calcext:value-type="float">
            <text:p>3873302</text:p>
          </table:table-cell>
          <table:table-cell table:formula="of:=[.E60]+[.F60]" office:value-type="float" office:value="3873302" calcext:value-type="float">
            <text:p>3873302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table:formula="of:=VLOOKUP([.A61];[pub.B$2:.C$17];2)" office:value-type="string" office:string-value="PowerLinks(London)" calcext:value-type="string">
            <text:p>PowerLinks(London)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1]+[.F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table:formula="of:=VLOOKUP([.A62];[pub.B$2:.C$17];2)" office:value-type="string" office:string-value="Revenue" calcext:value-type="string">
            <text:p>Revenu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146" calcext:value-type="float">
            <text:p>79146</text:p>
          </table:table-cell>
          <table:table-cell table:formula="of:=[.E62]+[.F62]" office:value-type="float" office:value="79146" calcext:value-type="float">
            <text:p>79146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table:formula="of:=VLOOKUP([.A63];[pub.B$2:.C$17];2)" office:value-type="string" office:string-value="PowerLinks(London)" calcext:value-type="string">
            <text:p>PowerLinks(London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E63]+[.F6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table:formula="of:=VLOOKUP([.A64];[pub.B$2:.C$17];2)" office:value-type="string" office:string-value="PowerLinks(London)" calcext:value-type="string">
            <text:p>PowerLinks(London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9359" calcext:value-type="float">
            <text:p>2489359</text:p>
          </table:table-cell>
          <table:table-cell table:formula="of:=[.E64]+[.F64]" office:value-type="float" office:value="2489359" calcext:value-type="float">
            <text:p>2489359</text:p>
          </table:table-cell>
        </table:table-row>
      </table:table>
      <table:table table:name="Pivot Table_Sheet1_1" table:style-name="ta1">
        <table:table-column table:style-name="co6" table:default-cell-style-name="ce3"/>
        <table:table-column table:style-name="co6" table:default-cell-style-name="ce9"/>
        <table:table-column table:style-name="co6" table:default-cell-style-name="ce16"/>
        <table:table-column table:style-name="co6" table:default-cell-style-name="ce22"/>
        <table:table-column table:style-name="co6" table:number-columns-repeated="2" table:default-cell-style-name="ce18"/>
        <table:table-column table:style-name="co6" table:default-cell-style-name="ce30"/>
        <table:table-column table:style-name="co6" table:default-cell-style-name="ce37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Sum - impr</text:p>
          </table:table-cell>
          <table:table-cell table:style-name="ce7"/>
          <table:table-cell table:style-name="ce13" office:value-type="string" calcext:value-type="string">
            <text:p>deflevelid</text:p>
          </table:table-cell>
          <table:table-cell table:style-name="ce25" table:number-columns-repeated="4"/>
          <table:table-cell table:style-name="ce3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impsrcid</text:p>
          </table:table-cell>
          <table:table-cell table:style-name="ce14" office:value-type="float" office:value="8" calcext:value-type="float">
            <text:p>8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9" calcext:value-type="float">
            <text:p>29</text:p>
          </table:table-cell>
          <table:table-cell table:style-name="ce36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AdsNativ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4891" calcext:value-type="float">
            <text:p>24891</text:p>
          </table:table-cell>
          <table:table-cell table:style-name="ce17"/>
          <table:table-cell table:style-name="ce21" office:value-type="float" office:value="3274464" calcext:value-type="float">
            <text:p>3274464</text:p>
          </table:table-cell>
          <table:table-cell table:style-name="ce21" office:value-type="float" office:value="438127" calcext:value-type="float">
            <text:p>438127</text:p>
          </table:table-cell>
          <table:table-cell table:style-name="ce29" office:value-type="float" office:value="358" calcext:value-type="float">
            <text:p>358</text:p>
          </table:table-cell>
          <table:table-cell office:value-type="float" office:value="3737840" calcext:value-type="float">
            <text:p>3737840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office:value-type="float" office:value="271973" calcext:value-type="float">
            <text:p>271973</text:p>
          </table:table-cell>
          <table:table-cell/>
          <table:table-cell office:value-type="float" office:value="26043394" calcext:value-type="float">
            <text:p>26043394</text:p>
          </table:table-cell>
          <table:table-cell office:value-type="float" office:value="4418124" calcext:value-type="float">
            <text:p>4418124</text:p>
          </table:table-cell>
          <table:table-cell/>
          <table:table-cell table:style-name="ce38" office:value-type="float" office:value="30733491" calcext:value-type="float">
            <text:p>30733491</text:p>
          </table:table-cell>
        </table:table-row>
        <table:table-row table:style-name="ro1">
          <table:table-cell office:value-type="string" calcext:value-type="string">
            <text:p>DistroScale</text:p>
          </table:table-cell>
          <table:table-cell office:value-type="float" office:value="2" calcext:value-type="float">
            <text:p>2</text:p>
          </table:table-cell>
          <table:table-cell table:style-name="ce17" table:number-columns-repeated="2"/>
          <table:table-cell table:style-name="ce21" office:value-type="float" office:value="568333" calcext:value-type="float">
            <text:p>568333</text:p>
          </table:table-cell>
          <table:table-cell table:style-name="ce17" table:number-columns-repeated="2"/>
          <table:table-cell office:value-type="float" office:value="568333" calcext:value-type="float">
            <text:p>568333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office:value-type="float" office:value="3873302" calcext:value-type="float">
            <text:p>3873302</text:p>
          </table:table-cell>
          <table:table-cell office:value-type="float" office:value="12" calcext:value-type="float">
            <text:p>12</text:p>
          </table:table-cell>
          <table:table-cell table:style-name="ce22"/>
          <table:table-cell table:style-name="ce38" office:value-type="float" office:value="3873322" calcext:value-type="float">
            <text:p>3873322</text:p>
          </table:table-cell>
        </table:table-row>
        <table:table-row table:style-name="ro1">
          <table:table-cell table:style-name="ce5" office:value-type="string" calcext:value-type="string">
            <text:p>GumGum</text:p>
          </table:table-cell>
          <table:table-cell table:style-name="ce11" office:value-type="float" office:value="3" calcext:value-type="float">
            <text:p>3</text:p>
          </table:table-cell>
          <table:table-cell table:style-name="ce19" office:value-type="float" office:value="38864" calcext:value-type="float">
            <text:p>38864</text:p>
          </table:table-cell>
          <table:table-cell table:style-name="ce20"/>
          <table:table-cell table:style-name="ce28" office:value-type="float" office:value="20387505" calcext:value-type="float">
            <text:p>20387505</text:p>
          </table:table-cell>
          <table:table-cell table:style-name="ce28" office:value-type="float" office:value="197826" calcext:value-type="float">
            <text:p>197826</text:p>
          </table:table-cell>
          <table:table-cell table:style-name="ce31"/>
          <table:table-cell table:style-name="ce39" office:value-type="float" office:value="20624195" calcext:value-type="float">
            <text:p>20624195</text:p>
          </table:table-cell>
        </table:table-row>
        <table:table-row table:style-name="ro1">
          <table:table-cell table:style-name="ce5" office:value-type="string" calcext:value-type="string">
            <text:p>GumGumNative</text:p>
          </table:table-cell>
          <table:table-cell table:style-name="ce11" office:value-type="float" office:value="2" calcext:value-type="float">
            <text:p>2</text:p>
          </table:table-cell>
          <table:table-cell table:style-name="ce20" table:number-columns-repeated="2"/>
          <table:table-cell table:style-name="ce28" office:value-type="float" office:value="2790153" calcext:value-type="float">
            <text:p>2790153</text:p>
          </table:table-cell>
          <table:table-cell table:style-name="ce28" office:value-type="float" office:value="5164" calcext:value-type="float">
            <text:p>5164</text:p>
          </table:table-cell>
          <table:table-cell table:style-name="ce20"/>
          <table:table-cell table:style-name="ce39" office:value-type="float" office:value="2795317" calcext:value-type="float">
            <text:p>2795317</text:p>
          </table:table-cell>
        </table:table-row>
        <table:table-row table:style-name="ro1">
          <table:table-cell office:value-type="string" calcext:value-type="string">
            <text:p>My6Sens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63" calcext:value-type="float">
            <text:p>63</text:p>
          </table:table-cell>
          <table:table-cell table:style-name="ce17"/>
          <table:table-cell table:style-name="ce21" office:value-type="float" office:value="560473" calcext:value-type="float">
            <text:p>560473</text:p>
          </table:table-cell>
          <table:table-cell table:style-name="ce21" office:value-type="float" office:value="1169" calcext:value-type="float">
            <text:p>1169</text:p>
          </table:table-cell>
          <table:table-cell table:style-name="ce29" office:value-type="float" office:value="124" calcext:value-type="float">
            <text:p>124</text:p>
          </table:table-cell>
          <table:table-cell office:value-type="float" office:value="561829" calcext:value-type="float">
            <text:p>561829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office:value-type="float" office:value="3457" calcext:value-type="float">
            <text:p>3457</text:p>
          </table:table-cell>
          <table:table-cell/>
          <table:table-cell office:value-type="float" office:value="4220188" calcext:value-type="float">
            <text:p>4220188</text:p>
          </table:table-cell>
          <table:table-cell office:value-type="float" office:value="27946" calcext:value-type="float">
            <text:p>27946</text:p>
          </table:table-cell>
          <table:table-cell/>
          <table:table-cell table:style-name="ce38" office:value-type="float" office:value="4251591" calcext:value-type="float">
            <text:p>4251591</text:p>
          </table:table-cell>
        </table:table-row>
        <table:table-row table:style-name="ro1">
          <table:table-cell office:value-type="string" calcext:value-type="string">
            <text:p>NativeAds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17"/>
          <table:table-cell table:style-name="ce21" office:value-type="float" office:value="44104" calcext:value-type="float">
            <text:p>44104</text:p>
          </table:table-cell>
          <table:table-cell table:style-name="ce21" office:value-type="float" office:value="216" calcext:value-type="float">
            <text:p>216</text:p>
          </table:table-cell>
          <table:table-cell table:style-name="ce17"/>
          <table:table-cell office:value-type="float" office:value="44325" calcext:value-type="float">
            <text:p>44325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22"/>
          <table:table-cell/>
          <table:table-cell office:value-type="float" office:value="73628" calcext:value-type="float">
            <text:p>73628</text:p>
          </table:table-cell>
          <table:table-cell table:style-name="ce22" table:number-columns-repeated="2"/>
          <table:table-cell table:style-name="ce38" office:value-type="float" office:value="73628" calcext:value-type="float">
            <text:p>73628</text:p>
          </table:table-cell>
        </table:table-row>
        <table:table-row table:style-name="ro1">
          <table:table-cell office:value-type="string" calcext:value-type="string">
            <text:p>PowerLinks(London)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21" office:value-type="float" office:value="2489359" calcext:value-type="float">
            <text:p>2489359</text:p>
          </table:table-cell>
          <table:table-cell table:style-name="ce21" office:value-type="float" office:value="12156" calcext:value-type="float">
            <text:p>12156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501532" calcext:value-type="float">
            <text:p>2501532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9603015" calcext:value-type="float">
            <text:p>29603015</text:p>
          </table:table-cell>
          <table:table-cell office:value-type="float" office:value="103645" calcext:value-type="float">
            <text:p>103645</text:p>
          </table:table-cell>
          <table:table-cell/>
          <table:table-cell table:style-name="ce38" office:value-type="float" office:value="29706794" calcext:value-type="float">
            <text:p>29706794</text:p>
          </table:table-cell>
        </table:table-row>
        <table:table-row table:style-name="ro1">
          <table:table-cell office:value-type="string" calcext:value-type="string">
            <text:p>PubNative</text:p>
          </table:table-cell>
          <table:table-cell office:value-type="float" office:value="2" calcext:value-type="float">
            <text:p>2</text:p>
          </table:table-cell>
          <table:table-cell table:style-name="ce17" table:number-columns-repeated="2"/>
          <table:table-cell table:style-name="ce21" office:value-type="float" office:value="1043340" calcext:value-type="float">
            <text:p>1043340</text:p>
          </table:table-cell>
          <table:table-cell table:style-name="ce17" table:number-columns-repeated="2"/>
          <table:table-cell office:value-type="float" office:value="1043340" calcext:value-type="float">
            <text:p>1043340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18" office:value-type="float" office:value="609" calcext:value-type="float">
            <text:p>609</text:p>
          </table:table-cell>
          <table:table-cell/>
          <table:table-cell office:value-type="float" office:value="29116151" calcext:value-type="float">
            <text:p>29116151</text:p>
          </table:table-cell>
          <table:table-cell office:value-type="float" office:value="3586" calcext:value-type="float">
            <text:p>3586</text:p>
          </table:table-cell>
          <table:table-cell table:style-name="ce22"/>
          <table:table-cell table:style-name="ce38" office:value-type="float" office:value="29120346" calcext:value-type="float">
            <text:p>29120346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444" calcext:value-type="float">
            <text:p>444</text:p>
          </table:table-cell>
          <table:table-cell table:style-name="ce17"/>
          <table:table-cell table:style-name="ce21" office:value-type="float" office:value="79146" calcext:value-type="float">
            <text:p>79146</text:p>
          </table:table-cell>
          <table:table-cell table:style-name="ce21" office:value-type="float" office:value="49202" calcext:value-type="float">
            <text:p>49202</text:p>
          </table:table-cell>
          <table:table-cell table:style-name="ce29" office:value-type="float" office:value="311" calcext:value-type="float">
            <text:p>311</text:p>
          </table:table-cell>
          <table:table-cell office:value-type="float" office:value="129103" calcext:value-type="float">
            <text:p>129103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office:value-type="float" office:value="81614" calcext:value-type="float">
            <text:p>81614</text:p>
          </table:table-cell>
          <table:table-cell/>
          <table:table-cell office:value-type="float" office:value="708646" calcext:value-type="float">
            <text:p>708646</text:p>
          </table:table-cell>
          <table:table-cell office:value-type="float" office:value="738431" calcext:value-type="float">
            <text:p>738431</text:p>
          </table:table-cell>
          <table:table-cell/>
          <table:table-cell table:style-name="ce38" office:value-type="float" office:value="1528691" calcext:value-type="float">
            <text:p>1528691</text:p>
          </table:table-cell>
        </table:table-row>
        <table:table-row table:style-name="ro1">
          <table:table-cell table:style-name="ce5" office:value-type="string" calcext:value-type="string">
            <text:p>RTS-Adknowledge</text:p>
          </table:table-cell>
          <table:table-cell table:style-name="ce11" office:value-type="float" office:value="2" calcext:value-type="float">
            <text:p>2</text:p>
          </table:table-cell>
          <table:table-cell table:style-name="ce20" table:number-columns-repeated="2"/>
          <table:table-cell table:style-name="ce28" office:value-type="float" office:value="1245839" calcext:value-type="float">
            <text:p>1245839</text:p>
          </table:table-cell>
          <table:table-cell table:style-name="ce28" office:value-type="float" office:value="41563" calcext:value-type="float">
            <text:p>41563</text:p>
          </table:table-cell>
          <table:table-cell table:style-name="ce20"/>
          <table:table-cell table:style-name="ce39" office:value-type="float" office:value="1287402" calcext:value-type="float">
            <text:p>1287402</text:p>
          </table:table-cell>
        </table:table-row>
        <table:table-row table:style-name="ro1">
          <table:table-cell office:value-type="string" calcext:value-type="string">
            <text:p>RTS-Connatix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style-name="ce21" office:value-type="float" office:value="0" calcext:value-type="float">
            <text:p>0</text:p>
          </table:table-cell>
          <table:table-cell table:style-name="ce17" table:number-columns-repeated="2"/>
          <table:table-cell table:style-name="ce3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10" office:value-type="float" office:value="2" calcext:value-type="float">
            <text:p>2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4129056" calcext:value-type="float">
            <text:p>4129056</text:p>
          </table:table-cell>
          <table:table-cell office:value-type="float" office:value="1737" calcext:value-type="float">
            <text:p>1737</text:p>
          </table:table-cell>
          <table:table-cell table:style-name="ce33" office:value-type="float" office:value="24" calcext:value-type="float">
            <text:p>24</text:p>
          </table:table-cell>
          <table:table-cell table:style-name="ce38" office:value-type="float" office:value="4132368" calcext:value-type="float">
            <text:p>4132368</text:p>
          </table:table-cell>
        </table:table-row>
        <table:table-row table:style-name="ro1">
          <table:table-cell office:value-type="string" calcext:value-type="string">
            <text:p>ShareThrough</text:p>
          </table:table-cell>
          <table:table-cell office:value-type="float" office:value="2" calcext:value-type="float">
            <text:p>2</text:p>
          </table:table-cell>
          <table:table-cell table:style-name="ce17" table:number-columns-repeated="2"/>
          <table:table-cell table:style-name="ce21" office:value-type="float" office:value="10837642" calcext:value-type="float">
            <text:p>10837642</text:p>
          </table:table-cell>
          <table:table-cell table:style-name="ce17" table:number-columns-repeated="2"/>
          <table:table-cell office:value-type="float" office:value="10837642" calcext:value-type="float">
            <text:p>10837642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22"/>
          <table:table-cell/>
          <table:table-cell office:value-type="float" office:value="84278475" calcext:value-type="float">
            <text:p>84278475</text:p>
          </table:table-cell>
          <table:table-cell table:style-name="ce22" table:number-columns-repeated="2"/>
          <table:table-cell table:style-name="ce38" office:value-type="float" office:value="84278475" calcext:value-type="float">
            <text:p>84278475</text:p>
          </table:table-cell>
        </table:table-row>
        <table:table-row table:style-name="ro1">
          <table:table-cell office:value-type="string" calcext:value-type="string">
            <text:p>SmartyAds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21" office:value-type="float" office:value="57486" calcext:value-type="float">
            <text:p>57486</text:p>
          </table:table-cell>
          <table:table-cell table:style-name="ce21" office:value-type="float" office:value="38" calcext:value-type="float">
            <text:p>38</text:p>
          </table:table-cell>
          <table:table-cell table:style-name="ce32"/>
          <table:table-cell office:value-type="float" office:value="57529" calcext:value-type="float">
            <text:p>57529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4260" calcext:value-type="float">
            <text:p>80426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38" office:value-type="float" office:value="805645" calcext:value-type="float">
            <text:p>805645</text:p>
          </table:table-cell>
        </table:table-row>
        <table:table-row table:style-name="ro1">
          <table:table-cell office:value-type="string" calcext:value-type="string">
            <text:p>TripleLift</text:p>
          </table:table-cell>
          <table:table-cell office:value-type="float" office:value="2" calcext:value-type="float">
            <text:p>2</text:p>
          </table:table-cell>
          <table:table-cell table:style-name="ce17" table:number-columns-repeated="2"/>
          <table:table-cell table:style-name="ce21" office:value-type="float" office:value="4284018" calcext:value-type="float">
            <text:p>4284018</text:p>
          </table:table-cell>
          <table:table-cell table:style-name="ce21" office:value-type="float" office:value="317724" calcext:value-type="float">
            <text:p>317724</text:p>
          </table:table-cell>
          <table:table-cell table:style-name="ce17"/>
          <table:table-cell office:value-type="float" office:value="4601742" calcext:value-type="float">
            <text:p>4601742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22"/>
          <table:table-cell/>
          <table:table-cell office:value-type="float" office:value="35770438" calcext:value-type="float">
            <text:p>35770438</text:p>
          </table:table-cell>
          <table:table-cell table:style-name="ce22" table:number-columns-repeated="2"/>
          <table:table-cell table:style-name="ce38" office:value-type="float" office:value="35770438" calcext:value-type="float">
            <text:p>3577043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24" office:value-type="float" office:value="423725" calcext:value-type="float">
            <text:p>42372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66282415" calcext:value-type="float">
            <text:p>266282415</text:p>
          </table:table-cell>
          <table:table-cell table:style-name="ce27" office:value-type="float" office:value="6357960" calcext:value-type="float">
            <text:p>6357960</text:p>
          </table:table-cell>
          <table:table-cell table:style-name="ce34" office:value-type="float" office:value="818" calcext:value-type="float">
            <text:p>818</text:p>
          </table:table-cell>
          <table:table-cell table:style-name="ce40" office:value-type="float" office:value="273064918" calcext:value-type="float">
            <text:p>273064918</text:p>
          </table:table-cell>
        </table:table-row>
      </table:table>
      <table:table table:name="pub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tex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dn</text:p>
          </table:table-cell>
          <table:table-cell office:value-type="float" office:value="558079" calcext:value-type="float">
            <text:p>558079</text:p>
          </table:table-cell>
          <table:table-cell office:value-type="string" calcext:value-type="string">
            <text:p>AdsNative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558355" calcext:value-type="float">
            <text:p>558355</text:p>
          </table:table-cell>
          <table:table-cell office:value-type="string" calcext:value-type="string">
            <text:p>GumGum</text:p>
          </table:table-cell>
        </table:table-row>
        <table:table-row table:style-name="ro1">
          <table:table-cell office:value-type="string" calcext:value-type="string">
            <text:p>tpl</text:p>
          </table:table-cell>
          <table:table-cell office:value-type="float" office:value="558356" calcext:value-type="float">
            <text:p>558356</text:p>
          </table:table-cell>
          <table:table-cell office:value-type="string" calcext:value-type="string">
            <text:p>TripleLift</text:p>
          </table:table-cell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558357" calcext:value-type="float">
            <text:p>558357</text:p>
          </table:table-cell>
          <table:table-cell office:value-type="string" calcext:value-type="string">
            <text:p>ShareThrough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558358" calcext:value-type="float">
            <text:p>558358</text:p>
          </table:table-cell>
          <table:table-cell office:value-type="string" calcext:value-type="string">
            <text:p>DistroScale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558359" calcext:value-type="float">
            <text:p>558359</text:p>
          </table:table-cell>
          <table:table-cell office:value-type="string" calcext:value-type="string">
            <text:p>SmartyAd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558360" calcext:value-type="float">
            <text:p>558360</text:p>
          </table:table-cell>
          <table:table-cell office:value-type="string" calcext:value-type="string">
            <text:p>PowerLinks(London)</text:p>
          </table:table-cell>
        </table:table-row>
        <table:table-row table:style-name="ro1">
          <table:table-cell/>
          <table:table-cell office:value-type="float" office:value="558361" calcext:value-type="float">
            <text:p>558361</text:p>
          </table:table-cell>
          <table:table-cell office:value-type="string" calcext:value-type="string">
            <text:p>RTS-bidtellect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558362" calcext:value-type="float">
            <text:p>558362</text:p>
          </table:table-cell>
          <table:table-cell office:value-type="string" calcext:value-type="string">
            <text:p>PubNative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558530" calcext:value-type="float">
            <text:p>558530</text:p>
          </table:table-cell>
          <table:table-cell office:value-type="string" calcext:value-type="string">
            <text:p>NativeAds</text:p>
          </table:table-cell>
        </table:table-row>
        <table:table-row table:style-name="ro1">
          <table:table-cell office:value-type="string" calcext:value-type="string">
            <text:p>msxs</text:p>
          </table:table-cell>
          <table:table-cell office:value-type="float" office:value="558602" calcext:value-type="float">
            <text:p>558602</text:p>
          </table:table-cell>
          <table:table-cell office:value-type="string" calcext:value-type="string">
            <text:p>My6Sense</text:p>
          </table:table-cell>
        </table:table-row>
        <table:table-row table:style-name="ro1">
          <table:table-cell office:value-type="string" calcext:value-type="string">
            <text:p>rvn</text:p>
          </table:table-cell>
          <table:table-cell office:value-type="float" office:value="558620" calcext:value-type="float">
            <text:p>558620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/>
          <table:table-cell office:value-type="float" office:value="558753" calcext:value-type="float">
            <text:p>558753</text:p>
          </table:table-cell>
          <table:table-cell office:value-type="string" calcext:value-type="string">
            <text:p>RTS-Connatix</text:p>
          </table:table-cell>
        </table:table-row>
        <table:table-row table:style-name="ro1">
          <table:table-cell/>
          <table:table-cell office:value-type="float" office:value="559921" calcext:value-type="float">
            <text:p>559921</text:p>
          </table:table-cell>
          <table:table-cell office:value-type="string" calcext:value-type="string">
            <text:p>RTS-AdYouLike</text:p>
          </table:table-cell>
        </table:table-row>
        <table:table-row table:style-name="ro1">
          <table:table-cell/>
          <table:table-cell office:value-type="float" office:value="559922" calcext:value-type="float">
            <text:p>559922</text:p>
          </table:table-cell>
          <table:table-cell office:value-type="string" calcext:value-type="string">
            <text:p>RTS-Adknowledge</text:p>
          </table:table-cell>
        </table:table-row>
        <table:table-row table:style-name="ro1">
          <table:table-cell/>
          <table:table-cell office:value-type="float" office:value="559955" calcext:value-type="float">
            <text:p>559955</text:p>
          </table:table-cell>
          <table:table-cell office:value-type="string" calcext:value-type="string">
            <text:p>GumGumNative</text:p>
          </table:table-cell>
        </table:table-row>
      </table:table>
      <table:table table:name="Sheet4" table:style-name="ta1">
        <table:table-column table:style-name="co6" table:number-columns-repeated="2" table:default-cell-style-name="Default"/>
        <table:table-column table:style-name="co6" table:default-cell-style-name="ce50"/>
        <table:table-column table:style-name="co6" table:default-cell-style-name="ce60"/>
        <table:table-column table:style-name="co6" table:default-cell-style-name="ce50"/>
        <table:table-column table:style-name="co6" table:default-cell-style-name="ce60"/>
        <table:table-column table:style-name="co6" table:default-cell-style-name="ce50"/>
        <table:table-column table:style-name="co6" table:default-cell-style-name="ce60"/>
        <table:table-column table:style-name="co6" table:default-cell-style-name="ce50"/>
        <table:table-row table:style-name="ro1">
          <table:table-cell table:style-name="ce1" office:value-type="string" calcext:value-type="string">
            <text:p>Sum - impr</text:p>
          </table:table-cell>
          <table:table-cell table:style-name="ce7"/>
          <table:table-cell table:style-name="ce41" office:value-type="string" calcext:value-type="string">
            <text:p>deflevelid</text:p>
          </table:table-cell>
          <table:table-cell table:style-name="ce51"/>
          <table:table-cell table:style-name="ce61"/>
          <table:table-cell table:style-name="ce64"/>
          <table:table-cell table:style-name="ce61"/>
          <table:table-cell table:style-name="ce64"/>
          <table:table-cell table:style-name="ce6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impsrcid</text:p>
          </table:table-cell>
          <table:table-cell table:style-name="ce42" office:value-type="float" office:value="8" calcext:value-type="float">
            <text:p>8</text:p>
          </table:table-cell>
          <table:table-cell table:style-name="ce52"/>
          <table:table-cell table:style-name="ce62" office:value-type="float" office:value="23" calcext:value-type="float">
            <text:p>23</text:p>
          </table:table-cell>
          <table:table-cell table:style-name="ce65"/>
          <table:table-cell table:style-name="ce62" office:value-type="float" office:value="22" calcext:value-type="float">
            <text:p>22</text:p>
          </table:table-cell>
          <table:table-cell table:style-name="ce65"/>
          <table:table-cell table:style-name="ce68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AdsNative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float" office:value="24891" calcext:value-type="float">
            <text:p>24 891</text:p>
          </table:table-cell>
          <table:table-cell table:style-name="ce53" table:formula="of:=[.C3]/[.C4]" office:value-type="percentage" office:value="0.091520114128976" calcext:value-type="percentage">
            <text:p>9,15%</text:p>
          </table:table-cell>
          <table:table-cell table:style-name="ce45" office:value-type="float" office:value="438127" calcext:value-type="float">
            <text:p>438 127</text:p>
          </table:table-cell>
          <table:table-cell table:style-name="ce53" table:formula="of:=[.E3]/[.E4]" office:value-type="percentage" office:value="0.0991658450509764" calcext:value-type="percentage">
            <text:p>9,92%</text:p>
          </table:table-cell>
          <table:table-cell table:style-name="ce45" office:value-type="float" office:value="3274464" calcext:value-type="float">
            <text:p>3 274 464</text:p>
          </table:table-cell>
          <table:table-cell table:style-name="ce53" table:formula="of:=[.G3]/[.G4]" office:value-type="percentage" office:value="0.125731077907895" calcext:value-type="percentage">
            <text:p>12,57%</text:p>
          </table:table-cell>
          <table:table-cell table:style-name="ce69" office:value-type="float" office:value="3737840" calcext:value-type="float">
            <text:p>3 737 840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4" office:value-type="float" office:value="271973" calcext:value-type="float">
            <text:p>271 973</text:p>
          </table:table-cell>
          <table:table-cell table:style-name="ce54"/>
          <table:table-cell table:style-name="ce46" office:value-type="float" office:value="4418124" calcext:value-type="float">
            <text:p>4 418 124</text:p>
          </table:table-cell>
          <table:table-cell table:style-name="ce55"/>
          <table:table-cell table:style-name="ce46" office:value-type="float" office:value="26043394" calcext:value-type="float">
            <text:p>26 043 394</text:p>
          </table:table-cell>
          <table:table-cell table:style-name="ce55"/>
          <table:table-cell table:style-name="ce70" office:value-type="float" office:value="30733491" calcext:value-type="float">
            <text:p>30 733 491</text:p>
          </table:table-cell>
        </table:table-row>
        <table:table-row table:style-name="ro1">
          <table:table-cell table:style-name="ce3" office:value-type="string" calcext:value-type="string">
            <text:p>DistroScale</text:p>
          </table:table-cell>
          <table:table-cell table:style-name="ce9" office:value-type="float" office:value="2" calcext:value-type="float">
            <text:p>2</text:p>
          </table:table-cell>
          <table:table-cell table:style-name="ce45"/>
          <table:table-cell table:style-name="ce53" table:formula="of:=[.C5]/[.C6]" office:value-type="percentage" office:value="0" calcext:value-type="percentage">
            <text:p>0,00%</text:p>
          </table:table-cell>
          <table:table-cell table:style-name="ce45"/>
          <table:table-cell table:style-name="ce53" table:formula="of:=[.E5]/[.E6]" office:value-type="percentage" office:value="0" calcext:value-type="percentage">
            <text:p>0,00%</text:p>
          </table:table-cell>
          <table:table-cell table:style-name="ce45" office:value-type="float" office:value="568333" calcext:value-type="float">
            <text:p>568 333</text:p>
          </table:table-cell>
          <table:table-cell table:style-name="ce53" table:formula="of:=[.G5]/[.G6]" office:value-type="percentage" office:value="0.146730877168886" calcext:value-type="percentage">
            <text:p>14,67%</text:p>
          </table:table-cell>
          <table:table-cell table:style-name="ce69" office:value-type="float" office:value="568333" calcext:value-type="float">
            <text:p>568 333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6" office:value-type="float" office:value="8" calcext:value-type="float">
            <text:p>8</text:p>
          </table:table-cell>
          <table:table-cell table:style-name="ce55"/>
          <table:table-cell table:style-name="ce46" office:value-type="float" office:value="12" calcext:value-type="float">
            <text:p>12</text:p>
          </table:table-cell>
          <table:table-cell table:style-name="ce55"/>
          <table:table-cell table:style-name="ce46" office:value-type="float" office:value="3873302" calcext:value-type="float">
            <text:p>3 873 302</text:p>
          </table:table-cell>
          <table:table-cell table:style-name="ce55"/>
          <table:table-cell table:style-name="ce70" office:value-type="float" office:value="3873322" calcext:value-type="float">
            <text:p>3 873 322</text:p>
          </table:table-cell>
        </table:table-row>
        <table:table-row table:style-name="ro1">
          <table:table-cell table:style-name="ce5" office:value-type="string" calcext:value-type="string">
            <text:p>GumGum</text:p>
          </table:table-cell>
          <table:table-cell table:style-name="ce11" office:value-type="float" office:value="3" calcext:value-type="float">
            <text:p>3</text:p>
          </table:table-cell>
          <table:table-cell table:style-name="ce47" office:value-type="float" office:value="38864" calcext:value-type="float">
            <text:p>38 864</text:p>
          </table:table-cell>
          <table:table-cell table:style-name="ce56"/>
          <table:table-cell table:style-name="ce48" office:value-type="float" office:value="197826" calcext:value-type="float">
            <text:p>197 826</text:p>
          </table:table-cell>
          <table:table-cell table:style-name="ce53" table:formula="of:=[.E8]/[.E7]" office:value-type="percentage" office:value="0.0261037477379111" calcext:value-type="percentage">
            <text:p>2,61%</text:p>
          </table:table-cell>
          <table:table-cell table:style-name="ce48" office:value-type="float" office:value="20387505" calcext:value-type="float">
            <text:p>20 387 505</text:p>
          </table:table-cell>
          <table:table-cell table:style-name="ce53" table:formula="of:=[.G8]/[.G7]" office:value-type="percentage" office:value="0.136856030200851" calcext:value-type="percentage">
            <text:p>13,69%</text:p>
          </table:table-cell>
          <table:table-cell table:style-name="ce71" office:value-type="float" office:value="20624195" calcext:value-type="float">
            <text:p>20 624 195</text:p>
          </table:table-cell>
        </table:table-row>
        <table:table-row table:style-name="ro1">
          <table:table-cell table:style-name="ce5" office:value-type="string" calcext:value-type="string">
            <text:p>GumGumNative</text:p>
          </table:table-cell>
          <table:table-cell table:style-name="ce11" office:value-type="float" office:value="2" calcext:value-type="float">
            <text:p>2</text:p>
          </table:table-cell>
          <table:table-cell table:style-name="ce48"/>
          <table:table-cell table:style-name="ce57"/>
          <table:table-cell table:style-name="ce48" office:value-type="float" office:value="5164" calcext:value-type="float">
            <text:p>5 164</text:p>
          </table:table-cell>
          <table:table-cell table:style-name="ce57"/>
          <table:table-cell table:style-name="ce48" office:value-type="float" office:value="2790153" calcext:value-type="float">
            <text:p>2 790 153</text:p>
          </table:table-cell>
          <table:table-cell table:style-name="ce57"/>
          <table:table-cell table:style-name="ce71" office:value-type="float" office:value="2795317" calcext:value-type="float">
            <text:p>2 795 317</text:p>
          </table:table-cell>
        </table:table-row>
        <table:table-row table:style-name="ro1">
          <table:table-cell table:style-name="ce3" office:value-type="string" calcext:value-type="string">
            <text:p>My6Sense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float" office:value="63" calcext:value-type="float">
            <text:p>63</text:p>
          </table:table-cell>
          <table:table-cell table:style-name="ce53" table:formula="of:=[.C9]/[.C10]" office:value-type="percentage" office:value="0.0182238935493202" calcext:value-type="percentage">
            <text:p>1,82%</text:p>
          </table:table-cell>
          <table:table-cell table:style-name="ce45" office:value-type="float" office:value="1169" calcext:value-type="float">
            <text:p>1 169</text:p>
          </table:table-cell>
          <table:table-cell table:style-name="ce53" table:formula="of:=[.E9]/[.E10]" office:value-type="percentage" office:value="0.0418306734416374" calcext:value-type="percentage">
            <text:p>4,18%</text:p>
          </table:table-cell>
          <table:table-cell table:style-name="ce45" office:value-type="float" office:value="560473" calcext:value-type="float">
            <text:p>560 473</text:p>
          </table:table-cell>
          <table:table-cell table:style-name="ce53" table:formula="of:=[.G9]/[.G10]" office:value-type="percentage" office:value="0.132807590562316" calcext:value-type="percentage">
            <text:p>13,28%</text:p>
          </table:table-cell>
          <table:table-cell table:style-name="ce69" office:value-type="float" office:value="561829" calcext:value-type="float">
            <text:p>561 829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4" office:value-type="float" office:value="3457" calcext:value-type="float">
            <text:p>3 457</text:p>
          </table:table-cell>
          <table:table-cell table:style-name="ce54"/>
          <table:table-cell table:style-name="ce46" office:value-type="float" office:value="27946" calcext:value-type="float">
            <text:p>27 946</text:p>
          </table:table-cell>
          <table:table-cell table:style-name="ce55"/>
          <table:table-cell table:style-name="ce46" office:value-type="float" office:value="4220188" calcext:value-type="float">
            <text:p>4 220 188</text:p>
          </table:table-cell>
          <table:table-cell table:style-name="ce55"/>
          <table:table-cell table:style-name="ce70" office:value-type="float" office:value="4251591" calcext:value-type="float">
            <text:p>4 251 591</text:p>
          </table:table-cell>
        </table:table-row>
        <table:table-row table:style-name="ro1">
          <table:table-cell table:style-name="ce3" office:value-type="string" calcext:value-type="string">
            <text:p>NativeAds</text:p>
          </table:table-cell>
          <table:table-cell table:style-name="ce9" office:value-type="float" office:value="2" calcext:value-type="float">
            <text:p>2</text:p>
          </table:table-cell>
          <table:table-cell table:style-name="ce45" office:value-type="float" office:value="5" calcext:value-type="float">
            <text:p>5</text:p>
          </table:table-cell>
          <table:table-cell table:style-name="ce58"/>
          <table:table-cell table:style-name="ce45" office:value-type="float" office:value="216" calcext:value-type="float">
            <text:p>216</text:p>
          </table:table-cell>
          <table:table-cell table:style-name="ce53"/>
          <table:table-cell table:style-name="ce45" office:value-type="float" office:value="44104" calcext:value-type="float">
            <text:p>44 104</text:p>
          </table:table-cell>
          <table:table-cell table:style-name="ce53" table:formula="of:=[.G11]/[.G12]" office:value-type="percentage" office:value="0.599011245721736" calcext:value-type="percentage">
            <text:p>59,90%</text:p>
          </table:table-cell>
          <table:table-cell table:style-name="ce69" office:value-type="float" office:value="44325" calcext:value-type="float">
            <text:p>44 325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6"/>
          <table:table-cell table:style-name="ce55"/>
          <table:table-cell table:style-name="ce46"/>
          <table:table-cell table:style-name="ce55"/>
          <table:table-cell table:style-name="ce46" office:value-type="float" office:value="73628" calcext:value-type="float">
            <text:p>73 628</text:p>
          </table:table-cell>
          <table:table-cell table:style-name="ce55"/>
          <table:table-cell table:style-name="ce70" office:value-type="float" office:value="73628" calcext:value-type="float">
            <text:p>73 628</text:p>
          </table:table-cell>
        </table:table-row>
        <table:table-row table:style-name="ro1">
          <table:table-cell table:style-name="ce3" office:value-type="string" calcext:value-type="string">
            <text:p>PowerLinks(London)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style-name="ce53" table:formula="of:=[.C13]/[.C14]" office:value-type="percentage" office:value="0.119402985074627" calcext:value-type="percentage">
            <text:p>11,94%</text:p>
          </table:table-cell>
          <table:table-cell table:style-name="ce45" office:value-type="float" office:value="12156" calcext:value-type="float">
            <text:p>12 156</text:p>
          </table:table-cell>
          <table:table-cell table:style-name="ce53" table:formula="of:=[.E13]/[.E14]" office:value-type="percentage" office:value="0.117284963095181" calcext:value-type="percentage">
            <text:p>11,73%</text:p>
          </table:table-cell>
          <table:table-cell table:style-name="ce45" office:value-type="float" office:value="2489359" calcext:value-type="float">
            <text:p>2 489 359</text:p>
          </table:table-cell>
          <table:table-cell table:style-name="ce53" table:formula="of:=[.G13]/[.G14]" office:value-type="percentage" office:value="0.08409140082522" calcext:value-type="percentage">
            <text:p>8,41%</text:p>
          </table:table-cell>
          <table:table-cell table:style-name="ce69" office:value-type="float" office:value="2501532" calcext:value-type="float">
            <text:p>2 501 532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4" office:value-type="float" office:value="134" calcext:value-type="float">
            <text:p>134</text:p>
          </table:table-cell>
          <table:table-cell table:style-name="ce54"/>
          <table:table-cell table:style-name="ce46" office:value-type="float" office:value="103645" calcext:value-type="float">
            <text:p>103 645</text:p>
          </table:table-cell>
          <table:table-cell table:style-name="ce55"/>
          <table:table-cell table:style-name="ce46" office:value-type="float" office:value="29603015" calcext:value-type="float">
            <text:p>29 603 015</text:p>
          </table:table-cell>
          <table:table-cell table:style-name="ce55"/>
          <table:table-cell table:style-name="ce70" office:value-type="float" office:value="29706794" calcext:value-type="float">
            <text:p>29 706 794</text:p>
          </table:table-cell>
        </table:table-row>
        <table:table-row table:style-name="ro1">
          <table:table-cell table:style-name="ce3" office:value-type="string" calcext:value-type="string">
            <text:p>PubNative</text:p>
          </table:table-cell>
          <table:table-cell table:style-name="ce9" office:value-type="float" office:value="2" calcext:value-type="float">
            <text:p>2</text:p>
          </table:table-cell>
          <table:table-cell table:style-name="ce45"/>
          <table:table-cell table:style-name="ce53"/>
          <table:table-cell table:style-name="ce45"/>
          <table:table-cell table:style-name="ce53"/>
          <table:table-cell table:style-name="ce45" office:value-type="float" office:value="1043340" calcext:value-type="float">
            <text:p>1 043 340</text:p>
          </table:table-cell>
          <table:table-cell table:style-name="ce53" table:formula="of:=[.G15]/[.G16]" office:value-type="percentage" office:value="0.035833719917169" calcext:value-type="percentage">
            <text:p>3,58%</text:p>
          </table:table-cell>
          <table:table-cell table:style-name="ce69" office:value-type="float" office:value="1043340" calcext:value-type="float">
            <text:p>1 043 340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6" office:value-type="float" office:value="609" calcext:value-type="float">
            <text:p>609</text:p>
          </table:table-cell>
          <table:table-cell table:style-name="ce55"/>
          <table:table-cell table:style-name="ce46" office:value-type="float" office:value="3586" calcext:value-type="float">
            <text:p>3 586</text:p>
          </table:table-cell>
          <table:table-cell table:style-name="ce55"/>
          <table:table-cell table:style-name="ce46" office:value-type="float" office:value="29116151" calcext:value-type="float">
            <text:p>29 116 151</text:p>
          </table:table-cell>
          <table:table-cell table:style-name="ce55"/>
          <table:table-cell table:style-name="ce70" office:value-type="float" office:value="29120346" calcext:value-type="float">
            <text:p>29 120 346</text:p>
          </table:table-cell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float" office:value="444" calcext:value-type="float">
            <text:p>444</text:p>
          </table:table-cell>
          <table:table-cell table:style-name="ce53" table:formula="of:=[.C17]/[.C18]" office:value-type="percentage" office:value="0.00544024309554733" calcext:value-type="percentage">
            <text:p>0,54%</text:p>
          </table:table-cell>
          <table:table-cell table:style-name="ce45" office:value-type="float" office:value="49202" calcext:value-type="float">
            <text:p>49 202</text:p>
          </table:table-cell>
          <table:table-cell table:style-name="ce53" table:formula="of:=[.E17]/[.E18]" office:value-type="percentage" office:value="0.0666304637806376" calcext:value-type="percentage">
            <text:p>6,66%</text:p>
          </table:table-cell>
          <table:table-cell table:style-name="ce45" office:value-type="float" office:value="79146" calcext:value-type="float">
            <text:p>79 146</text:p>
          </table:table-cell>
          <table:table-cell table:style-name="ce53" table:formula="of:=[.G17]/[.G18]" office:value-type="percentage" office:value="0.111686229795977" calcext:value-type="percentage">
            <text:p>11,17%</text:p>
          </table:table-cell>
          <table:table-cell table:style-name="ce69" office:value-type="float" office:value="129103" calcext:value-type="float">
            <text:p>129 103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4" office:value-type="float" office:value="81614" calcext:value-type="float">
            <text:p>81 614</text:p>
          </table:table-cell>
          <table:table-cell table:style-name="ce54"/>
          <table:table-cell table:style-name="ce46" office:value-type="float" office:value="738431" calcext:value-type="float">
            <text:p>738 431</text:p>
          </table:table-cell>
          <table:table-cell table:style-name="ce55"/>
          <table:table-cell table:style-name="ce46" office:value-type="float" office:value="708646" calcext:value-type="float">
            <text:p>708 646</text:p>
          </table:table-cell>
          <table:table-cell table:style-name="ce55"/>
          <table:table-cell table:style-name="ce70" office:value-type="float" office:value="1528691" calcext:value-type="float">
            <text:p>1 528 691</text:p>
          </table:table-cell>
        </table:table-row>
        <table:table-row table:style-name="ro1">
          <table:table-cell table:style-name="ce5" office:value-type="string" calcext:value-type="string">
            <text:p>RTS-Adknowledge</text:p>
          </table:table-cell>
          <table:table-cell table:style-name="ce11" office:value-type="float" office:value="2" calcext:value-type="float">
            <text:p>2</text:p>
          </table:table-cell>
          <table:table-cell table:style-name="ce48"/>
          <table:table-cell table:style-name="ce57"/>
          <table:table-cell table:style-name="ce48" office:value-type="float" office:value="41563" calcext:value-type="float">
            <text:p>41 563</text:p>
          </table:table-cell>
          <table:table-cell table:style-name="ce57"/>
          <table:table-cell table:style-name="ce48" office:value-type="float" office:value="1245839" calcext:value-type="float">
            <text:p>1 245 839</text:p>
          </table:table-cell>
          <table:table-cell table:style-name="ce57"/>
          <table:table-cell table:style-name="ce71" office:value-type="float" office:value="1287402" calcext:value-type="float">
            <text:p>1 287 402</text:p>
          </table:table-cell>
        </table:table-row>
        <table:table-row table:style-name="ro1">
          <table:table-cell table:style-name="ce3" office:value-type="string" calcext:value-type="string">
            <text:p>RTS-Connatix</text:p>
          </table:table-cell>
          <table:table-cell table:style-name="ce9" office:value-type="float" office:value="0" calcext:value-type="float">
            <text:p>0</text:p>
          </table:table-cell>
          <table:table-cell table:style-name="ce43"/>
          <table:table-cell table:style-name="ce53"/>
          <table:table-cell table:style-name="ce45"/>
          <table:table-cell table:style-name="ce58"/>
          <table:table-cell table:style-name="ce45"/>
          <table:table-cell table:style-name="ce58"/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44" office:value-type="float" office:value="1551" calcext:value-type="float">
            <text:p>1 551</text:p>
          </table:table-cell>
          <table:table-cell table:style-name="ce54"/>
          <table:table-cell table:style-name="ce46" office:value-type="float" office:value="1737" calcext:value-type="float">
            <text:p>1 737</text:p>
          </table:table-cell>
          <table:table-cell table:style-name="ce55"/>
          <table:table-cell table:style-name="ce46" office:value-type="float" office:value="4129056" calcext:value-type="float">
            <text:p>4 129 056</text:p>
          </table:table-cell>
          <table:table-cell table:style-name="ce55"/>
          <table:table-cell table:style-name="ce70" office:value-type="float" office:value="4132368" calcext:value-type="float">
            <text:p>4 132 368</text:p>
          </table:table-cell>
        </table:table-row>
        <table:table-row table:style-name="ro1">
          <table:table-cell table:style-name="ce3" office:value-type="string" calcext:value-type="string">
            <text:p>ShareThrough</text:p>
          </table:table-cell>
          <table:table-cell table:style-name="ce9" office:value-type="float" office:value="2" calcext:value-type="float">
            <text:p>2</text:p>
          </table:table-cell>
          <table:table-cell table:style-name="ce45"/>
          <table:table-cell table:style-name="ce58"/>
          <table:table-cell table:style-name="ce45"/>
          <table:table-cell table:style-name="ce58"/>
          <table:table-cell table:style-name="ce45" office:value-type="float" office:value="10837642" calcext:value-type="float">
            <text:p>10 837 642</text:p>
          </table:table-cell>
          <table:table-cell table:style-name="ce53" table:formula="of:=[.G22]/[.G23]" office:value-type="percentage" office:value="0.128593238071762" calcext:value-type="percentage">
            <text:p>12,86%</text:p>
          </table:table-cell>
          <table:table-cell table:style-name="ce69" office:value-type="float" office:value="10837642" calcext:value-type="float">
            <text:p>10 837 642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6"/>
          <table:table-cell table:style-name="ce55"/>
          <table:table-cell table:style-name="ce46"/>
          <table:table-cell table:style-name="ce55"/>
          <table:table-cell table:style-name="ce46" office:value-type="float" office:value="84278475" calcext:value-type="float">
            <text:p>84 278 475</text:p>
          </table:table-cell>
          <table:table-cell table:style-name="ce55"/>
          <table:table-cell table:style-name="ce70" office:value-type="float" office:value="84278475" calcext:value-type="float">
            <text:p>84 278 475</text:p>
          </table:table-cell>
        </table:table-row>
        <table:table-row table:style-name="ro1">
          <table:table-cell table:style-name="ce3" office:value-type="string" calcext:value-type="string">
            <text:p>SmartyAds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53" table:formula="of:=[.C24]/[.C25]" office:value-type="percentage" office:value="0.0549450549450549" calcext:value-type="percentage">
            <text:p>5,49%</text:p>
          </table:table-cell>
          <table:table-cell table:style-name="ce45" office:value-type="float" office:value="38" calcext:value-type="float">
            <text:p>38</text:p>
          </table:table-cell>
          <table:table-cell table:style-name="ce53" table:formula="of:=[.E24]/[.E25]" office:value-type="percentage" office:value="0.0293663060278207" calcext:value-type="percentage">
            <text:p>2,94%</text:p>
          </table:table-cell>
          <table:table-cell table:style-name="ce45" office:value-type="float" office:value="57486" calcext:value-type="float">
            <text:p>57 486</text:p>
          </table:table-cell>
          <table:table-cell table:style-name="ce53" table:formula="of:=[.G24]/[.G25]" office:value-type="percentage" office:value="0.0714768855842638" calcext:value-type="percentage">
            <text:p>7,15%</text:p>
          </table:table-cell>
          <table:table-cell table:style-name="ce69" office:value-type="float" office:value="57529" calcext:value-type="float">
            <text:p>57 529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4" office:value-type="float" office:value="91" calcext:value-type="float">
            <text:p>91</text:p>
          </table:table-cell>
          <table:table-cell table:style-name="ce54"/>
          <table:table-cell table:style-name="ce46" office:value-type="float" office:value="1294" calcext:value-type="float">
            <text:p>1 294</text:p>
          </table:table-cell>
          <table:table-cell table:style-name="ce55"/>
          <table:table-cell table:style-name="ce46" office:value-type="float" office:value="804260" calcext:value-type="float">
            <text:p>804 260</text:p>
          </table:table-cell>
          <table:table-cell table:style-name="ce55"/>
          <table:table-cell table:style-name="ce70" office:value-type="float" office:value="805645" calcext:value-type="float">
            <text:p>805 645</text:p>
          </table:table-cell>
        </table:table-row>
        <table:table-row table:style-name="ro1">
          <table:table-cell table:style-name="ce3" office:value-type="string" calcext:value-type="string">
            <text:p>TripleLift</text:p>
          </table:table-cell>
          <table:table-cell table:style-name="ce9" office:value-type="float" office:value="2" calcext:value-type="float">
            <text:p>2</text:p>
          </table:table-cell>
          <table:table-cell table:style-name="ce45"/>
          <table:table-cell table:style-name="ce58"/>
          <table:table-cell table:style-name="ce45" office:value-type="float" office:value="317724" calcext:value-type="float">
            <text:p>317 724</text:p>
          </table:table-cell>
          <table:table-cell table:style-name="ce58"/>
          <table:table-cell table:style-name="ce45" office:value-type="float" office:value="4284018" calcext:value-type="float">
            <text:p>4 284 018</text:p>
          </table:table-cell>
          <table:table-cell table:style-name="ce53" table:formula="of:=[.G26]/[.G27]" office:value-type="percentage" office:value="0.119764203055048" calcext:value-type="percentage">
            <text:p>11,98%</text:p>
          </table:table-cell>
          <table:table-cell table:style-name="ce69" office:value-type="float" office:value="4601742" calcext:value-type="float">
            <text:p>4 601 742</text:p>
          </table:table-cell>
        </table:table-row>
        <table:table-row table:style-name="ro1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6"/>
          <table:table-cell table:style-name="ce55"/>
          <table:table-cell table:style-name="ce46"/>
          <table:table-cell table:style-name="ce55"/>
          <table:table-cell table:style-name="ce46" office:value-type="float" office:value="35770438" calcext:value-type="float">
            <text:p>35 770 438</text:p>
          </table:table-cell>
          <table:table-cell table:style-name="ce55"/>
          <table:table-cell table:style-name="ce70" office:value-type="float" office:value="35770438" calcext:value-type="float">
            <text:p>35 770 43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49" office:value-type="float" office:value="423725" calcext:value-type="float">
            <text:p>423 725</text:p>
          </table:table-cell>
          <table:table-cell table:style-name="ce59"/>
          <table:table-cell table:style-name="ce63" office:value-type="float" office:value="6357960" calcext:value-type="float">
            <text:p>6 357 960</text:p>
          </table:table-cell>
          <table:table-cell table:style-name="ce66"/>
          <table:table-cell table:style-name="ce63" office:value-type="float" office:value="266282415" calcext:value-type="float">
            <text:p>266 282 415</text:p>
          </table:table-cell>
          <table:table-cell table:style-name="ce66"/>
          <table:table-cell table:style-name="ce72" office:value-type="float" office:value="273064918" calcext:value-type="float">
            <text:p>273 064 918</text:p>
          </table:table-cell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2" table:target-range-address="pub.A2:pub.C17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H30" table:buttons="'Pivot Table_Sheet1_1'.A1 'Pivot Table_Sheet1_1'.A4 'Pivot Table_Sheet1_1'.B4 'Pivot Table_Sheet1_1'.C3">
          <table:source-cell-range table:cell-range-address="Sheet1.A1:Sheet1.G64"/>
          <table:data-pilot-field table:source-field-name="deflevelid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AdsNative" table:display="true" table:show-details="true"/>
                <table:data-pilot-member table:name="DistroScale" table:display="true" table:show-details="true"/>
                <table:data-pilot-member table:name="GumGum" table:display="true" table:show-details="true"/>
                <table:data-pilot-member table:name="GumGumNative" table:display="true" table:show-details="true"/>
                <table:data-pilot-member table:name="My6Sense" table:display="true" table:show-details="true"/>
                <table:data-pilot-member table:name="NativeAds" table:display="true" table:show-details="true"/>
                <table:data-pilot-member table:name="PowerLinks(London)" table:display="true" table:show-details="true"/>
                <table:data-pilot-member table:name="PubNative" table:display="true" table:show-details="true"/>
                <table:data-pilot-member table:name="Revenue" table:display="true" table:show-details="true"/>
                <table:data-pilot-member table:name="RTS-Adknowledge" table:display="true" table:show-details="true"/>
                <table:data-pilot-member table:name="RTS-Connatix" table:display="true" table:show-details="true"/>
                <table:data-pilot-member table:name="ShareThrough" table:display="true" table:show-details="true"/>
                <table:data-pilot-member table:name="SmartyAds" table:display="true" table:show-details="true"/>
                <table:data-pilot-member table:name="TripleLif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srcid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mpr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38" table:display="true" table:show-details="true"/>
                <table:data-pilot-member table:name="63" table:display="true" table:show-details="true"/>
                <table:data-pilot-member table:name="91" table:display="true" table:show-details="true"/>
                <table:data-pilot-member table:name="124" table:display="true" table:show-details="true"/>
                <table:data-pilot-member table:name="134" table:display="true" table:show-details="true"/>
                <table:data-pilot-member table:name="216" table:display="true" table:show-details="true"/>
                <table:data-pilot-member table:name="311" table:display="true" table:show-details="true"/>
                <table:data-pilot-member table:name="358" table:display="true" table:show-details="true"/>
                <table:data-pilot-member table:name="444" table:display="true" table:show-details="true"/>
                <table:data-pilot-member table:name="609" table:display="true" table:show-details="true"/>
                <table:data-pilot-member table:name="1169" table:display="true" table:show-details="true"/>
                <table:data-pilot-member table:name="1294" table:display="true" table:show-details="true"/>
                <table:data-pilot-member table:name="1551" table:display="true" table:show-details="true"/>
                <table:data-pilot-member table:name="1737" table:display="true" table:show-details="true"/>
                <table:data-pilot-member table:name="3457" table:display="true" table:show-details="true"/>
                <table:data-pilot-member table:name="3586" table:display="true" table:show-details="true"/>
                <table:data-pilot-member table:name="5164" table:display="true" table:show-details="true"/>
                <table:data-pilot-member table:name="12156" table:display="true" table:show-details="true"/>
                <table:data-pilot-member table:name="24891" table:display="true" table:show-details="true"/>
                <table:data-pilot-member table:name="27946" table:display="true" table:show-details="true"/>
                <table:data-pilot-member table:name="38864" table:display="true" table:show-details="true"/>
                <table:data-pilot-member table:name="41563" table:display="true" table:show-details="true"/>
                <table:data-pilot-member table:name="44104" table:display="true" table:show-details="true"/>
                <table:data-pilot-member table:name="49202" table:display="true" table:show-details="true"/>
                <table:data-pilot-member table:name="57486" table:display="true" table:show-details="true"/>
                <table:data-pilot-member table:name="73628" table:display="true" table:show-details="true"/>
                <table:data-pilot-member table:name="79146" table:display="true" table:show-details="true"/>
                <table:data-pilot-member table:name="81614" table:display="true" table:show-details="true"/>
                <table:data-pilot-member table:name="103645" table:display="true" table:show-details="true"/>
                <table:data-pilot-member table:name="197826" table:display="true" table:show-details="true"/>
                <table:data-pilot-member table:name="271973" table:display="true" table:show-details="true"/>
                <table:data-pilot-member table:name="317724" table:display="true" table:show-details="true"/>
                <table:data-pilot-member table:name="438127" table:display="true" table:show-details="true"/>
                <table:data-pilot-member table:name="560473" table:display="true" table:show-details="true"/>
                <table:data-pilot-member table:name="568333" table:display="true" table:show-details="true"/>
                <table:data-pilot-member table:name="708646" table:display="true" table:show-details="true"/>
                <table:data-pilot-member table:name="738431" table:display="true" table:show-details="true"/>
                <table:data-pilot-member table:name="804260" table:display="true" table:show-details="true"/>
                <table:data-pilot-member table:name="1043340" table:display="true" table:show-details="true"/>
                <table:data-pilot-member table:name="1245839" table:display="true" table:show-details="true"/>
                <table:data-pilot-member table:name="2489359" table:display="true" table:show-details="true"/>
                <table:data-pilot-member table:name="2790153" table:display="true" table:show-details="true"/>
                <table:data-pilot-member table:name="3274464" table:display="true" table:show-details="true"/>
                <table:data-pilot-member table:name="3873302" table:display="true" table:show-details="true"/>
                <table:data-pilot-member table:name="4129056" table:display="true" table:show-details="true"/>
                <table:data-pilot-member table:name="4220188" table:display="true" table:show-details="true"/>
                <table:data-pilot-member table:name="4284018" table:display="true" table:show-details="true"/>
                <table:data-pilot-member table:name="4418124" table:display="true" table:show-details="true"/>
                <table:data-pilot-member table:name="10837642" table:display="true" table:show-details="true"/>
                <table:data-pilot-member table:name="20387505" table:display="true" table:show-details="true"/>
                <table:data-pilot-member table:name="26043394" table:display="true" table:show-details="true"/>
                <table:data-pilot-member table:name="29116151" table:display="true" table:show-details="true"/>
                <table:data-pilot-member table:name="29603015" table:display="true" table:show-details="true"/>
                <table:data-pilot-member table:name="35770438" table:display="true" table:show-details="true"/>
                <table:data-pilot-member table:name="842784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date-style style:name="N108">
      <number:month number:style="long"/>
      <number:text>/</number:text>
      <number:day number:style="long"/>
      <number:text>/</number:text>
      <number:year/>
    </number:date-style>
    <number:percentage-style style:name="N109">
      <number:number number:decimal-places="3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.00.0000</text:date>, <text:time style:data-style-name="N2" text:time-value="15:25:09.847625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4T15:25:20.449557922</dc:date>
    <dc:creator>pmoukhataev </dc:creator>
    <meta:editing-duration>P0D</meta:editing-duration>
    <meta:editing-cycles>1</meta:editing-cycles>
    <meta:document-statistic meta:table-count="4" meta:cell-count="797" meta:object-count="0"/>
  </office:meta>
</office:document-meta>
</file>